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1.074cm" fo:min-width="10.386cm"/>
    </style:style>
    <style:style style:name="gr2" style:family="graphic" style:parent-style-name="standard">
      <style:graphic-properties draw:stroke="none" svg:stroke-color="#000000" draw:fill="none" draw:fill-color="#ffffff" draw:textarea-horizontal-align="left" draw:auto-grow-height="true" draw:auto-grow-width="false" fo:min-height="0.784cm" fo:min-width="5.34cm"/>
      <style:paragraph-properties style:writing-mode="lr-tb"/>
    </style:style>
    <style:style style:name="gr3" style:family="graphic" style:parent-style-name="standard">
      <style:graphic-properties draw:textarea-horizontal-align="justify" draw:textarea-vertical-align="middle" draw:auto-grow-height="false" fo:min-height="0.728cm" fo:min-width="0.448cm"/>
    </style:style>
    <style:style style:name="gr4" style:family="graphic" style:parent-style-name="standard">
      <style:graphic-properties draw:stroke="none" svg:stroke-color="#000000" draw:fill="none" draw:fill-color="#ffffff" draw:textarea-horizontal-align="left" draw:auto-grow-height="true" draw:auto-grow-width="false" fo:min-height="0.784cm" fo:min-width="0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813cm" fo:min-width="2.771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false" fo:min-height="0.949cm" fo:min-width="0cm"/>
      <style:paragraph-properties style:writing-mode="lr-tb"/>
    </style:style>
    <style:style style:name="gr7" style:family="graphic" style:parent-style-name="standard">
      <style:graphic-properties draw:textarea-horizontal-align="justify" draw:textarea-vertical-align="middle" draw:auto-grow-height="false" fo:min-height="3.186cm" fo:min-width="5.377cm"/>
    </style:style>
    <style:style style:name="gr8" style:family="graphic" style:parent-style-name="standard">
      <style:graphic-properties draw:stroke="none" svg:stroke-color="#000000" draw:fill="none" draw:fill-color="#ffffff" draw:textarea-horizontal-align="left" draw:auto-grow-height="true" draw:auto-grow-width="false" fo:min-height="1.567cm" fo:min-width="5.14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false" fo:min-height="0.514cm" fo:min-width="0cm"/>
      <style:paragraph-properties style:writing-mode="lr-tb"/>
    </style:style>
    <style:style style:name="gr10" style:family="graphic" style:parent-style-name="standard">
      <style:graphic-properties draw:fill="solid" draw:fill-color="#ffffff" draw:textarea-horizontal-align="justify" draw:textarea-vertical-align="middle" draw:auto-grow-height="false" fo:min-height="8.75cm" fo:min-width="9.75cm"/>
    </style:style>
    <style:style style:name="gr11" style:family="graphic" style:parent-style-name="standard">
      <style:graphic-properties draw:stroke="none" svg:stroke-color="#000000" draw:fill="none" draw:fill-color="#ffffff" draw:textarea-horizontal-align="left" draw:auto-grow-height="true" draw:auto-grow-width="false" fo:min-height="0.813cm" fo:min-width="5.944cm"/>
      <style:paragraph-properties style:writing-mode="lr-tb"/>
    </style:style>
    <style:style style:name="gr12" style:family="graphic" style:parent-style-name="standard">
      <style:graphic-properties draw:textarea-horizontal-align="justify" draw:textarea-vertical-align="middle" draw:auto-grow-height="false" fo:min-height="4.673cm" fo:min-width="6.947cm"/>
    </style:style>
    <style:style style:name="gr13" style:family="graphic" style:parent-style-name="standard">
      <style:graphic-properties draw:stroke="none" svg:stroke-color="#000000" draw:fill="none" draw:fill-color="#ffffff" draw:textarea-horizontal-align="left" draw:auto-grow-height="true" draw:auto-grow-width="false" fo:min-height="0.813cm" fo:min-width="8.088cm"/>
      <style:paragraph-properties style:writing-mode="lr-tb"/>
    </style:style>
    <style:style style:name="gr14" style:family="graphic" style:parent-style-name="standard">
      <style:graphic-properties draw:fill="solid" draw:fill-color="#dddddd" draw:textarea-horizontal-align="justify" draw:textarea-vertical-align="middle" draw:auto-grow-height="false" fo:min-height="1.152cm" fo:min-width="0.952cm"/>
      <style:paragraph-properties style:writing-mode="lr-tb"/>
    </style:style>
    <style:style style:name="gr15" style:family="graphic" style:parent-style-name="standard">
      <style:graphic-properties draw:fill="solid" draw:fill-color="#dddddd" draw:textarea-horizontal-align="justify" draw:textarea-vertical-align="middle" draw:auto-grow-height="false" fo:min-height="1.458cm" fo:min-width="0.842cm"/>
      <style:paragraph-properties style:writing-mode="lr-tb"/>
    </style:style>
    <style:style style:name="gr16" style:family="graphic" style:parent-style-name="standard">
      <style:graphic-properties draw:fill="solid" draw:fill-color="#dddddd" draw:textarea-horizontal-align="justify" draw:textarea-vertical-align="middle" draw:auto-grow-height="false" fo:min-height="0.827cm" fo:min-width="0.902cm" fo:wrap-option="no-wrap"/>
      <style:paragraph-properties style:writing-mode="lr-tb"/>
    </style:style>
    <style:style style:name="gr17" style:family="graphic" style:parent-style-name="standard">
      <style:graphic-properties draw:textarea-horizontal-align="justify" draw:textarea-vertical-align="middle" draw:auto-grow-height="false" fo:min-height="4.488cm" fo:min-width="6.967cm"/>
    </style:style>
    <style:style style:name="gr18" style:family="graphic" style:parent-style-name="standard">
      <style:graphic-properties draw:fill="solid" draw:fill-color="#dddddd" draw:textarea-horizontal-align="justify" draw:textarea-vertical-align="middle" draw:auto-grow-height="false" fo:min-height="1.132cm" fo:min-width="0.952cm"/>
      <style:paragraph-properties style:writing-mode="lr-tb"/>
    </style:style>
    <style:style style:name="gr19" style:family="graphic" style:parent-style-name="standard">
      <style:graphic-properties draw:textarea-horizontal-align="justify" draw:textarea-vertical-align="middle" draw:auto-grow-height="false" fo:min-height="1.248cm" fo:min-width="3.361cm"/>
    </style:style>
    <style:style style:name="gr20" style:family="graphic" style:parent-style-name="standard">
      <style:graphic-properties draw:stroke="none" svg:stroke-color="#000000" draw:fill="none" draw:fill-color="#ffffff" draw:textarea-horizontal-align="left" draw:auto-grow-height="true" draw:auto-grow-width="true" fo:min-height="0.813cm" fo:min-width="4.189cm"/>
      <style:paragraph-properties style:writing-mode="lr-tb"/>
    </style:style>
    <style:style style:name="gr21" style:family="graphic" style:parent-style-name="standard">
      <style:graphic-properties draw:fill="solid" draw:fill-color="#dddddd" draw:textarea-horizontal-align="justify" draw:textarea-vertical-align="middle" draw:auto-grow-height="false" fo:min-height="0.889cm" fo:min-width="0.985cm" fo:wrap-option="no-wrap"/>
      <style:paragraph-properties style:writing-mode="lr-tb"/>
    </style:style>
    <style:style style:name="gr22" style:family="graphic" style:parent-style-name="objectwithoutfill">
      <style:graphic-properties draw:marker-start="Arrow" draw:marker-end="" draw:marker-end-width="0.3cm" draw:fill="none" draw:textarea-vertical-align="middle"/>
    </style:style>
    <style:style style:name="gr23" style:family="graphic" style:parent-style-name="objectwithoutfill">
      <style:graphic-properties draw:marker-end="Extrémités_20_de_20_flèche_20_22" draw:marker-end-width="0.3cm" draw:fill="none" draw:textarea-vertical-align="middle"/>
    </style:style>
    <style:style style:name="gr24" style:family="graphic" style:parent-style-name="objectwithoutfill">
      <style:graphic-properties draw:stroke="dash" draw:stroke-dash="Double_20_Dot" draw:marker-end="Extrémités_20_de_20_flèche_20_23" draw:marker-end-width="0.3cm" draw:fill="none" draw:textarea-vertical-align="middle"/>
    </style:style>
    <style:style style:name="gr25" style:family="graphic" style:parent-style-name="standard">
      <style:graphic-properties draw:stroke="none" svg:stroke-color="#000000" draw:fill="none" draw:fill-color="#ffffff" draw:textarea-horizontal-align="left" draw:auto-grow-height="true" draw:auto-grow-width="false" fo:min-height="0.475cm" fo:min-width="0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false" fo:min-height="1.079cm" fo:min-width="0cm"/>
      <style:paragraph-properties style:writing-mode="lr-tb"/>
    </style:style>
    <style:style style:name="gr27" style:family="graphic" style:parent-style-name="standard">
      <style:graphic-properties draw:textarea-horizontal-align="justify" draw:textarea-vertical-align="middle" draw:auto-grow-height="false" fo:min-height="0.855cm" fo:min-width="2.985cm"/>
      <style:paragraph-properties style:writing-mode="lr-tb"/>
    </style:style>
    <style:style style:name="gr28" style:family="graphic" style:parent-style-name="standard">
      <style:graphic-properties draw:stroke="solid" draw:stroke-dash="Long_20_Dash" draw:textarea-vertical-align="middle"/>
    </style:style>
    <style:style style:name="gr29" style:family="graphic" style:parent-style-name="standard">
      <style:graphic-properties draw:stroke="none" svg:stroke-color="#000000" draw:fill="none" draw:fill-color="#ffffff" draw:textarea-horizontal-align="left" draw:auto-grow-height="true" draw:auto-grow-width="false" fo:min-height="1.897cm" fo:min-width="0cm"/>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false" fo:min-height="0.876cm" fo:min-width="5.14cm"/>
      <style:paragraph-properties style:writing-mode="lr-tb"/>
    </style:style>
    <style:style style:name="gr31" style:family="graphic" style:parent-style-name="standard">
      <style:graphic-properties draw:fill="solid" draw:fill-color="#dddddd" draw:textarea-horizontal-align="justify" draw:textarea-vertical-align="middle" draw:auto-grow-height="false" fo:min-height="1.458cm" fo:min-width="0.841cm"/>
      <style:paragraph-properties style:writing-mode="lr-tb"/>
    </style:style>
    <style:style style:name="gr32" style:family="graphic" style:parent-style-name="standard">
      <style:graphic-properties draw:marker-end="Extrémités_20_de_20_flèche_20_24" draw:marker-end-width="0.3cm" draw:textarea-vertical-align="middle"/>
    </style:style>
    <style:style style:name="gr33" style:family="graphic" style:parent-style-name="objectwithoutfill">
      <style:graphic-properties draw:marker-end="Extrémités_20_de_20_flèche_20_25" draw:marker-end-width="0.3cm" draw:fill="none" draw:textarea-vertical-align="middle"/>
    </style:style>
    <style:style style:name="gr34" style:family="graphic" style:parent-style-name="standard">
      <style:graphic-properties draw:fill-color="#eeeeee" draw:opacity="50%" draw:opacity-name="" draw:textarea-horizontal-align="justify" draw:textarea-vertical-align="middle" draw:auto-grow-height="false" fo:min-height="0.749cm" fo:min-width="5.023cm"/>
      <style:paragraph-properties style:writing-mode="lr-tb"/>
    </style:style>
    <style:style style:name="gr35" style:family="graphic" style:parent-style-name="standard">
      <style:graphic-properties draw:fill-color="#eeeeee" draw:opacity="50%" draw:textarea-horizontal-align="justify" draw:textarea-vertical-align="middle" draw:auto-grow-height="false" fo:min-height="0.499cm" fo:min-width="3.709cm"/>
      <style:paragraph-properties style:writing-mode="lr-tb"/>
    </style:style>
    <style:style style:name="gr36" style:family="graphic" style:parent-style-name="standard">
      <style:graphic-properties draw:fill-color="#eeeeee" draw:textarea-horizontal-align="justify" draw:textarea-vertical-align="middle" draw:auto-grow-height="false" fo:min-height="0.499cm" fo:min-width="1.564cm"/>
      <style:paragraph-properties style:writing-mode="lr-tb"/>
    </style:style>
    <style:style style:name="gr37" style:family="graphic" style:parent-style-name="objectwithoutfill">
      <style:graphic-properties draw:marker-end="Extrémités_20_de_20_flèche_20_26" draw:marker-end-width="0.3cm" draw:fill="none" draw:textarea-vertical-align="middle"/>
    </style:style>
    <style:style style:name="gr38" style:family="graphic" style:parent-style-name="objectwithoutfill">
      <style:graphic-properties draw:marker-end="Extrémités_20_de_20_flèche_20_27" draw:marker-end-width="0.3cm" draw:fill="none" draw:textarea-vertical-align="middle"/>
    </style:style>
    <style:style style:name="gr39" style:family="graphic" style:parent-style-name="standard">
      <style:graphic-properties draw:stroke="none" svg:stroke-color="#000000" draw:fill="none" draw:fill-color="#ffffff" draw:textarea-horizontal-align="left" draw:auto-grow-height="true" draw:auto-grow-width="false" fo:min-height="0.551cm" fo:min-width="0cm"/>
      <style:paragraph-properties style:writing-mode="lr-tb"/>
    </style:style>
    <style:style style:name="gr40" style:family="graphic" style:parent-style-name="objectwithoutfill">
      <style:graphic-properties draw:marker-end="Extrémités_20_de_20_flèche_20_28" draw:marker-end-width="0.3cm" draw:fill="none" draw:textarea-vertical-align="middle"/>
    </style:style>
    <style:style style:name="gr41" style:family="graphic" style:parent-style-name="standard">
      <style:graphic-properties draw:fill-color="#eeeeee" draw:opacity="50%" draw:textarea-horizontal-align="justify" draw:textarea-vertical-align="middle" draw:auto-grow-height="false" fo:min-height="0.749cm" fo:min-width="5.023cm"/>
      <style:paragraph-properties style:writing-mode="lr-tb"/>
    </style:style>
    <style:style style:name="gr42" style:family="graphic" style:parent-style-name="standard">
      <style:graphic-properties draw:stroke="none" svg:stroke-color="#000000" draw:fill="none" draw:fill-color="#ffffff" draw:textarea-horizontal-align="left" draw:auto-grow-height="true" draw:auto-grow-width="false" fo:min-height="0.5cm" fo:min-width="0cm"/>
      <style:paragraph-properties style:writing-mode="lr-tb"/>
    </style:style>
    <style:style style:name="gr43" style:family="graphic" style:parent-style-name="standard">
      <style:graphic-properties draw:fill="solid" draw:fill-color="#dddddd" draw:textarea-horizontal-align="justify" draw:textarea-vertical-align="middle" draw:auto-grow-height="false" fo:min-height="0.737cm" fo:min-width="0.164cm"/>
      <style:paragraph-properties style:writing-mode="lr-tb"/>
    </style:style>
    <style:style style:name="gr44" style:family="graphic" style:parent-style-name="standard">
      <style:graphic-properties draw:fill-color="#eeeeee" draw:opacity="50%" draw:textarea-horizontal-align="justify" draw:textarea-vertical-align="middle" draw:auto-grow-height="false" fo:min-height="0.499cm" fo:min-width="5.42cm"/>
      <style:paragraph-properties style:writing-mode="lr-tb"/>
    </style:style>
    <style:style style:name="gr45" style:family="graphic" style:parent-style-name="standard">
      <style:graphic-properties draw:fill-color="#eeeeee" draw:textarea-horizontal-align="justify" draw:textarea-vertical-align="middle" draw:auto-grow-height="false" fo:min-height="0.499cm" fo:min-width="5.42cm"/>
      <style:paragraph-properties style:writing-mode="lr-tb"/>
    </style:style>
    <style:style style:name="gr46" style:family="graphic" style:parent-style-name="standard">
      <style:graphic-properties draw:fill="solid" draw:fill-color="#dddddd" draw:textarea-horizontal-align="justify" draw:textarea-vertical-align="middle" draw:auto-grow-height="false" fo:min-height="0.854cm" fo:min-width="0.751cm"/>
      <style:paragraph-properties style:writing-mode="lr-tb"/>
    </style:style>
    <style:style style:name="gr47" style:family="graphic" style:parent-style-name="standard">
      <style:graphic-properties draw:fill-color="#eeeeee" draw:textarea-horizontal-align="justify" draw:textarea-vertical-align="middle" draw:auto-grow-height="false" fo:min-height="0.654cm" fo:min-width="3.693cm"/>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true" fo:min-height="0.813cm" fo:min-width="2cm"/>
      <style:paragraph-properties style:writing-mode="lr-tb"/>
    </style:style>
    <style:style style:name="gr49" style:family="graphic" style:parent-style-name="standard">
      <style:graphic-properties draw:stroke="none" svg:stroke-color="#000000" draw:fill="none" draw:fill-color="#ffffff" draw:textarea-horizontal-align="left" draw:auto-grow-height="true" draw:auto-grow-width="false" fo:min-height="0.579cm" fo:min-width="0cm"/>
      <style:paragraph-properties style:writing-mode="lr-tb"/>
    </style:style>
    <style:style style:name="gr50" style:family="graphic" style:parent-style-name="standard">
      <style:graphic-properties draw:stroke="none" svg:stroke-color="#000000" draw:fill="none" draw:fill-color="#ffffff" draw:textarea-horizontal-align="left" draw:auto-grow-height="true" draw:auto-grow-width="false" fo:min-height="13.879cm" fo:min-width="0cm"/>
      <style:paragraph-properties style:writing-mode="lr-tb"/>
    </style:style>
    <style:style style:name="P1" style:family="paragraph">
      <style:paragraph-properties fo:text-align="center"/>
    </style:style>
    <style:style style:name="P2" style:family="paragraph">
      <loext:graphic-properties draw:fill="none" draw:fill-color="#ffffff"/>
      <style:paragraph-properties style:writing-mode="lr-tb"/>
      <style:text-properties fo:font-size="19.8999996185303pt"/>
    </style:style>
    <style:style style:name="P3" style:family="paragraph">
      <loext:graphic-properties draw:fill="none" draw:fill-color="#ffffff"/>
      <style:paragraph-properties style:writing-mode="lr-tb"/>
      <style:text-properties fo:font-size="13.3000001907349pt" style:font-size-asian="18pt" style:font-size-complex="18pt"/>
    </style:style>
    <style:style style:name="P4" style:family="paragraph">
      <loext:graphic-properties draw:fill="none" draw:fill-color="#ffffff"/>
      <style:paragraph-properties style:writing-mode="lr-tb"/>
      <style:text-properties style:use-window-font-color="true" loext:opacity="0%" fo:font-size="13.3000001907349pt" style:font-size-asian="18pt" style:font-size-complex="18pt"/>
    </style:style>
    <style:style style:name="P5" style:family="paragraph">
      <loext:graphic-properties draw:fill="solid" draw:fill-color="#ffffff"/>
      <style:paragraph-properties fo:text-align="center"/>
    </style:style>
    <style:style style:name="P6" style:family="paragraph">
      <style:paragraph-properties fo:text-align="center" style:writing-mode="lr-tb"/>
      <style:text-properties fo:font-size="19.8999996185303pt"/>
    </style:style>
    <style:style style:name="P7" style:family="paragraph">
      <loext:graphic-properties draw:fill="solid" draw:fill-color="#dddddd"/>
      <style:paragraph-properties fo:text-align="center" style:writing-mode="lr-tb"/>
      <style:text-properties fo:font-size="19.8999996185303pt"/>
    </style:style>
    <style:style style:name="P8" style:family="paragraph">
      <loext:graphic-properties draw:fill="none"/>
      <style:paragraph-properties fo:text-align="center"/>
    </style:style>
    <style:style style:name="P9" style:family="paragraph">
      <style:paragraph-properties fo:text-align="center" style:writing-mode="lr-tb"/>
      <style:text-properties fo:font-size="11.1000003814697pt" style:font-size-asian="18pt" style:font-size-complex="18pt"/>
    </style:style>
    <style:style style:name="P10" style:family="paragraph">
      <style:paragraph-properties fo:text-align="center" style:writing-mode="lr-tb"/>
      <style:text-properties fo:font-size="16pt" fo:font-weight="normal"/>
    </style:style>
    <style:style style:name="P11" style:family="paragraph">
      <loext:graphic-properties draw:fill-color="#eeeeee" draw:opacity="50%"/>
      <style:paragraph-properties fo:text-align="center" style:writing-mode="lr-tb"/>
      <style:text-properties fo:font-size="16pt" fo:font-weight="normal"/>
    </style:style>
    <style:style style:name="P12" style:family="paragraph">
      <loext:graphic-properties draw:fill-color="#eeeeee" draw:opacity="50%"/>
      <style:paragraph-properties fo:text-align="center" style:writing-mode="lr-tb"/>
      <style:text-properties fo:font-size="19.8999996185303pt"/>
    </style:style>
    <style:style style:name="P13" style:family="paragraph">
      <loext:graphic-properties draw:fill-color="#eeeeee"/>
      <style:paragraph-properties fo:text-align="center" style:writing-mode="lr-tb"/>
      <style:text-properties fo:font-size="19.8999996185303pt"/>
    </style:style>
    <style:style style:name="P14" style:family="paragraph">
      <style:paragraph-properties fo:margin-left="0cm" fo:margin-right="0cm" fo:margin-top="0cm" fo:margin-bottom="0cm" fo:line-height="100%" fo:text-indent="0cm"/>
    </style:style>
    <style:style style:name="T1" style:family="text">
      <style:text-properties fo:font-size="19.8999996185303pt"/>
    </style:style>
    <style:style style:name="T2" style:family="text">
      <style:text-properties fo:font-size="12pt" style:font-size-asian="18pt" style:font-size-complex="18pt"/>
    </style:style>
    <style:style style:name="T3" style:family="text">
      <style:text-properties style:use-window-font-color="true" loext:opacity="0%" fo:font-size="12pt" style:font-size-asian="18pt" style:font-size-complex="18pt"/>
    </style:style>
    <style:style style:name="T4" style:family="text">
      <style:text-properties fo:font-size="10pt" style:font-size-asian="18pt" style:font-size-complex="18pt"/>
    </style:style>
    <style:style style:name="T5"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loext:opacity="0%" style:text-outline="false" style:text-line-through-style="none" style:text-line-through-type="none" style:font-name="Liberation Sans" fo:font-size="19.8999996185303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2.062cm" svg:height="12.5cm" draw:transform="skewX (-0.00680678408277788) translate (0.5cm 7.2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4.98cm" svg:height="1.034cm" svg:x="4.02cm" svg:y="6.355cm">
          <draw:text-box>
            <text:p><text:span text:style-name="T1">Master server</text:span></text:p>
          </draw:text-box>
        </draw:frame>
        <draw:custom-shape draw:style-name="gr3" draw:text-style-name="P1" xml:id="id3" draw:id="id3" draw:layer="layout" svg:width="1.34cm" svg:height="1.382cm" svg:x="10.715cm" svg:y="2.616cm">
          <text:p/>
          <draw:enhanced-geometry svg:viewBox="0 0 21600 21600" draw:mirror-horizontal="false" draw:mirror-vertical="fals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 draw:text-style-name="P1" xml:id="id5" draw:id="id5" draw:layer="layout" svg:width="1.34cm" svg:height="1.382cm" svg:x="15.071cm" svg:y="2.616cm">
          <text:p/>
          <draw:enhanced-geometry svg:viewBox="0 0 21600 21600" draw:mirror-horizontal="false" draw:mirror-vertical="fals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4" draw:text-style-name="P2" draw:layer="layout" svg:width="2.532cm" svg:height="1.034cm" svg:x="14.468cm" svg:y="1.51cm">
          <draw:text-box>
            <text:p><text:span text:style-name="T1">Client</text:span></text:p>
          </draw:text-box>
        </draw:frame>
        <draw:frame draw:style-name="gr5" draw:text-style-name="P2" draw:layer="layout" svg:width="3.271cm" svg:height="1.063cm" svg:x="9.907cm" svg:y="1.51cm">
          <draw:text-box>
            <text:p><text:span text:style-name="T1">Prospect</text:span></text:p>
          </draw:text-box>
        </draw:frame>
        <draw:frame draw:style-name="gr6" draw:text-style-name="P3" draw:layer="layout" svg:width="1.366cm" svg:height="1.199cm" svg:x="13.134cm" svg:y="2.486cm">
          <draw:text-box>
            <text:p><text:span text:style-name="T2">3b</text:span></text:p>
          </draw:text-box>
        </draw:frame>
        <draw:custom-shape draw:style-name="gr7" draw:text-style-name="P1" xml:id="id4" draw:id="id4" draw:layer="layout" svg:width="6.247cm" svg:height="3.806cm" svg:x="0.536cm" svg:y="1.4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2" draw:layer="layout" svg:width="9.196cm" svg:height="1.817cm" svg:x="0.554cm" svg:y="0.25cm">
          <draw:text-box>
            <text:p><text:span text:style-name="T1">Public web portal server</text:span></text:p>
          </draw:text-box>
        </draw:frame>
        <draw:frame draw:style-name="gr9" draw:text-style-name="P4" draw:layer="layout" svg:width="0.804cm" svg:height="0.764cm" svg:x="8.309cm" svg:y="2.486cm">
          <draw:text-box>
            <text:p><text:span text:style-name="T3">1</text:span></text:p>
          </draw:text-box>
        </draw:frame>
        <draw:custom-shape draw:style-name="gr10" draw:text-style-name="P5" draw:layer="layout" svg:width="10.25cm" svg:height="9cm" svg:x="1.75cm" svg:y="8.5cm">
          <text:p/>
          <draw:enhanced-geometry svg:viewBox="0 0 21600 21600" draw:mirror-horizontal="false" draw:mirror-vertical="false" draw:type="rectangle" draw:enhanced-path="M 0 0 L 21600 0 21600 21600 0 21600 0 0 Z N"/>
        </draw:custom-shape>
        <draw:frame draw:style-name="gr11" draw:text-style-name="P2" draw:layer="layout" svg:width="5.405cm" svg:height="1.063cm" svg:x="3.752cm" svg:y="7.481cm">
          <draw:text-box>
            <text:p><text:span text:style-name="T1">Dolibarr </text:span><text:span text:style-name="T1">master</text:span></text:p>
          </draw:text-box>
        </draw:frame>
        <draw:custom-shape draw:style-name="gr12" draw:text-style-name="P1" draw:layer="layout" svg:width="7.979cm" svg:height="5.455cm" svg:x="16.271cm" svg:y="6.2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2" draw:layer="layout" svg:width="7.064cm" svg:height="1.063cm" svg:x="16.919cm" svg:y="4.973cm">
          <draw:text-box>
            <text:p><text:span text:style-name="T1">Deployment </text:span><text:span text:style-name="T1">server 1</text:span></text:p>
          </draw:text-box>
        </draw:frame>
        <draw:custom-shape draw:style-name="gr14" draw:text-style-name="P7" draw:layer="layout" svg:width="1.451cm" svg:height="2.243cm" svg:x="22.049cm" svg:y="6.5cm">
          <text:p text:style-name="P6"><text:span text:style-name="T1">DB</text:span></text:p>
          <text:p text:style-name="P6"><text:span text:style-name="T1">client</text:span></text:p>
          <text:p text:style-name="P6"><text:span text:style-name="T1">instance</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 draw:text-style-name="P7" draw:layer="layout" svg:width="1.341cm" svg:height="1.934cm" svg:x="17.25cm" svg:y="6.566cm">
          <text:p text:style-name="P6"><text:span text:style-name="T1">user files</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6" draw:text-style-name="P7" draw:layer="layout" svg:width="2.144cm" svg:height="1.658cm" svg:x="19.356cm" svg:y="6.342cm">
          <text:p text:style-name="P6"><text:span text:style-name="T1">web</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7" draw:text-style-name="P1" xml:id="id7" draw:id="id7" draw:layer="layout" svg:width="7.979cm" svg:height="5.25cm" svg:x="16.021cm" svg:y="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2" draw:layer="layout" svg:width="7.064cm" svg:height="1.063cm" svg:x="16.68cm" svg:y="12.897cm">
          <draw:text-box>
            <text:p><text:span text:style-name="T1">D</text:span><text:span text:style-name="T1">e</text:span><text:span text:style-name="T1">p</text:span><text:span text:style-name="T1">l</text:span><text:span text:style-name="T1">o</text:span><text:span text:style-name="T1">y</text:span><text:span text:style-name="T1">m</text:span><text:span text:style-name="T1">e</text:span><text:span text:style-name="T1">n</text:span><text:span text:style-name="T1">t </text:span><text:span text:style-name="T1">s</text:span><text:span text:style-name="T1">e</text:span><text:span text:style-name="T1">r</text:span><text:span text:style-name="T1">v</text:span><text:span text:style-name="T1">e</text:span><text:span text:style-name="T1">r </text:span><text:span text:style-name="T1">2</text:span></text:p>
          </draw:text-box>
        </draw:frame>
        <draw:custom-shape draw:style-name="gr14" draw:text-style-name="P7" draw:layer="layout" svg:width="1.451cm" svg:height="2.243cm" svg:x="21.825cm" svg:y="14.25cm">
          <text:p text:style-name="P6"><text:span text:style-name="T1">DB</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 draw:text-style-name="P7" draw:layer="layout" svg:width="1.341cm" svg:height="1.934cm" svg:x="17cm" svg:y="14.527cm">
          <text:p text:style-name="P6"><text:span text:style-name="T1">user files</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6" draw:text-style-name="P7" draw:layer="layout" svg:width="2.144cm" svg:height="1.658cm" svg:x="19.286cm" svg:y="14.803cm">
          <text:p text:style-name="P6"><text:span text:style-name="T1">web</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8" draw:text-style-name="P7" draw:layer="layout" svg:width="1.451cm" svg:height="2.211cm" svg:x="9cm" svg:y="12.039cm">
          <text:p text:style-name="P6"><text:span text:style-name="T1">ERP</text:span></text:p>
          <text:p text:style-name="P6"><text:span text:style-name="T1">NLtechno</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7" draw:layer="layout" svg:width="2.144cm" svg:height="1.658cm" svg:x="10.5cm" svg:y="8.75cm">
          <text:p text:style-name="P6"><text:span text:style-name="T1">web</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9" draw:text-style-name="P1" xml:id="id12" draw:id="id12" draw:layer="layout" svg:width="4.021cm" svg:height="1.658cm" svg:x="6.979cm" svg:y="9.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0" draw:text-style-name="P2" draw:layer="layout" svg:width="4.689cm" svg:height="1.817cm" svg:x="1.846cm" svg:y="9.16cm">
          <draw:text-box>
            <text:p><text:span text:style-name="T1">P</text:span><text:span text:style-name="T1">l</text:span><text:span text:style-name="T1">u</text:span><text:span text:style-name="T1">g</text:span><text:span text:style-name="T1">i</text:span><text:span text:style-name="T1">n</text:span></text:p>
            <text:p><text:span text:style-name="T1">S</text:span><text:span text:style-name="T1">e</text:span><text:span text:style-name="T1">l</text:span><text:span text:style-name="T1">l</text:span><text:span text:style-name="T1">Y</text:span><text:span text:style-name="T1">o</text:span><text:span text:style-name="T1">u</text:span><text:span text:style-name="T1">r</text:span><text:span text:style-name="T1">S</text:span><text:span text:style-name="T1">a</text:span><text:span text:style-name="T1">a</text:span><text:span text:style-name="T1">s</text:span></text:p>
          </draw:text-box>
        </draw:frame>
        <draw:custom-shape draw:style-name="gr21" draw:text-style-name="P7" draw:layer="layout" svg:width="2.272cm" svg:height="1.756cm" svg:x="2.523cm" svg:y="2.572cm">
          <text:p text:style-name="P6"><text:span text:style-name="T1">web</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2" draw:text-style-name="P8" draw:layer="layout" draw:type="line" svg:x1="16.621cm" svg:y1="17.302cm" svg:x2="10.732cm" svg:y2="10.079cm" draw:start-shape="id1" draw:start-glue-point="3" draw:end-shape="id2" draw:end-glue-point="1" svg:d="M16621 17302l-5889-7223" svg:viewBox="0 0 5890 7224">
          <text:p/>
        </draw:connector>
        <draw:connector draw:style-name="gr23" draw:text-style-name="P8" draw:layer="layout" draw:type="line" svg:x1="10.715cm" svg:y1="3.307cm" svg:x2="6.783cm" svg:y2="3.305cm" draw:start-shape="id3" draw:start-glue-point="6" draw:end-shape="id4" svg:d="M10715 3307l-3932-2" svg:viewBox="0 0 3933 3">
          <text:p/>
        </draw:connector>
        <draw:connector draw:style-name="gr24" draw:text-style-name="P8" draw:layer="layout" draw:type="line" svg:x1="12.055cm" svg:y1="3.307cm" svg:x2="15.071cm" svg:y2="3.307cm" draw:start-shape="id3" draw:start-glue-point="10" draw:end-shape="id5" draw:end-glue-point="6" svg:d="M12055 3307h3016" svg:viewBox="0 0 3017 1">
          <text:p/>
        </draw:connector>
        <draw:frame draw:style-name="gr25" draw:text-style-name="P3" draw:layer="layout" svg:width="0.75cm" svg:height="0.725cm" svg:x="14.25cm" svg:y="9.025cm">
          <draw:text-box>
            <text:p><text:span text:style-name="T2">4</text:span></text:p>
          </draw:text-box>
        </draw:frame>
        <draw:frame draw:style-name="gr26" draw:text-style-name="P3" draw:layer="layout" svg:width="0.804cm" svg:height="1.329cm" svg:x="14cm" svg:y="13.75cm">
          <draw:text-box>
            <text:p><text:span text:style-name="T2">4</text:span></text:p>
          </draw:text-box>
        </draw:frame>
        <draw:custom-shape draw:style-name="gr27" draw:text-style-name="P9" xml:id="id2" draw:id="id2" draw:layer="layout" svg:width="3.485cm" svg:height="1.105cm" svg:x="7.247cm" svg:y="9.527cm">
          <text:p text:style-name="P9"><text:span text:style-name="T4">Myaccount area</text:span></text:p>
          <text:p text:style-name="P9"><text:span text:style-name="T4">+ Customer dashboard</text:span></text:p>
          <draw:enhanced-geometry svg:viewBox="0 0 21600 21600" draw:mirror-horizontal="false" draw:mirror-vertical="false" draw:type="rectangle" draw:enhanced-path="M 0 0 L 21600 0 21600 21600 0 21600 0 0 Z N"/>
        </draw:custom-shape>
        <draw:connector draw:style-name="gr28" draw:text-style-name="P1" xml:id="id6" draw:id="id6" draw:layer="layout" draw:line-skew="1.107cm" svg:x1="10.732cm" svg:y1="10.079cm" svg:x2="13.553cm" svg:y2="7.114cm" draw:start-shape="id2" draw:start-glue-point="1" svg:d="M10732 10079h2797v-2965h24" svg:viewBox="0 0 2822 2966">
          <text:p/>
        </draw:connector>
        <draw:connector draw:style-name="gr28" draw:text-style-name="P1" draw:layer="layout" svg:x1="13.553cm" svg:y1="7.114cm" svg:x2="11.385cm" svg:y2="3.998cm" draw:start-shape="id6" draw:start-glue-point="3" draw:end-shape="id3" draw:end-glue-point="8" svg:d="M13553 7114v-1557h-2168v-1559" svg:viewBox="0 0 2169 3117">
          <text:p/>
        </draw:connector>
        <draw:frame draw:style-name="gr29" draw:text-style-name="P3" draw:layer="layout" svg:width="2.15cm" svg:height="2.147cm" svg:x="12.1cm" svg:y="4.699cm">
          <draw:text-box>
            <text:p><text:span text:style-name="T2">2 </text:span><text:span text:style-name="T2">et </text:span><text:span text:style-name="T2">3</text:span></text:p>
          </draw:text-box>
        </draw:frame>
        <draw:custom-shape draw:style-name="gr7" draw:text-style-name="P1" xml:id="id8" draw:id="id8" draw:layer="layout" svg:width="6.247cm" svg:height="3.806cm" svg:x="23.238cm" svg:y="1.1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0" draw:text-style-name="P2" draw:layer="layout" svg:width="5.093cm" svg:height="1.126cm" svg:x="23.856cm" svg:y="-0.021cm">
          <draw:text-box>
            <text:p><text:span text:style-name="T1">Backup server</text:span></text:p>
          </draw:text-box>
        </draw:frame>
        <draw:custom-shape draw:style-name="gr31" draw:text-style-name="P7" draw:layer="layout" svg:width="1.34cm" svg:height="1.934cm" svg:x="25.732cm" svg:y="1.934cm">
          <text:p text:style-name="P6"><text:span text:style-name="T1">saves</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32" draw:text-style-name="P1" draw:layer="layout" svg:x1="24cm" svg:y1="16.625cm" svg:x2="26.361cm" svg:y2="4.932cm" draw:start-shape="id7" draw:start-glue-point="1" draw:end-shape="id8" svg:d="M24000 16625h2361v-11693" svg:viewBox="0 0 2362 11694">
          <text:p/>
        </draw:connector>
        <draw:frame draw:style-name="gr6" draw:text-style-name="P3" draw:layer="layout" svg:width="1.232cm" svg:height="1.199cm" svg:x="26.268cm" svg:y="8.013cm">
          <draw:text-box>
            <text:p><text:span text:style-name="T2">6c</text:span></text:p>
          </draw:text-box>
        </draw:frame>
        <draw:line draw:style-name="gr33" draw:text-style-name="P8" draw:layer="layout" svg:x1="16.351cm" svg:y1="3.315cm" svg:x2="20cm" svg:y2="6.5cm">
          <text:p/>
        </draw:line>
        <draw:custom-shape draw:style-name="gr34" draw:text-style-name="P11" xml:id="id11" draw:id="id11" draw:layer="layout" svg:width="5.629cm" svg:height="1.105cm" svg:x="16.619cm" svg:y="8.842cm">
          <text:p text:style-name="P10">Deployment agen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2" draw:layer="layout" svg:width="4.289cm" svg:height="0.829cm" svg:x="17.25cm" svg:y="10cm">
          <text:p text:style-name="P6"><text:span text:style-name="T1">Batch backu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13" draw:layer="layout" svg:width="2.144cm" svg:height="0.829cm" svg:x="3.752cm" svg:y="13.263cm">
          <text:p text:style-name="P6"><text:span text:style-name="T1">Bat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7" draw:text-style-name="P8" draw:layer="layout" svg:x1="21cm" svg:y1="10.25cm" svg:x2="18.5cm" svg:y2="8cm">
          <text:p/>
        </draw:line>
        <draw:line draw:style-name="gr38" draw:text-style-name="P8" draw:layer="layout" svg:x1="17.25cm" svg:y1="10.5cm" svg:x2="10.453cm" svg:y2="12.71cm">
          <text:p/>
        </draw:line>
        <draw:frame draw:style-name="gr39" draw:text-style-name="P3" draw:layer="layout" svg:width="0.804cm" svg:height="0.801cm" svg:x="17.75cm" svg:y="3.949cm">
          <draw:text-box>
            <text:p><text:span text:style-name="T2">7</text:span></text:p>
          </draw:text-box>
        </draw:frame>
        <draw:frame draw:style-name="gr39" draw:text-style-name="P3" draw:layer="layout" svg:width="1cm" svg:height="0.801cm" svg:x="14.25cm" svg:y="11.199cm">
          <draw:text-box>
            <text:p><text:span text:style-name="T2">6</text:span></text:p>
          </draw:text-box>
        </draw:frame>
        <draw:line draw:style-name="gr40" draw:text-style-name="P8" draw:layer="layout" svg:x1="6cm" svg:y1="13.75cm" svg:x2="16.75cm" svg:y2="9.5cm">
          <text:p/>
        </draw:line>
        <draw:frame draw:style-name="gr39" draw:text-style-name="P3" draw:layer="layout" svg:width="0.804cm" svg:height="0.801cm" svg:x="14.196cm" svg:y="10.199cm">
          <draw:text-box>
            <text:p><text:span text:style-name="T2">8</text:span></text:p>
          </draw:text-box>
        </draw:frame>
        <draw:custom-shape draw:style-name="gr41" draw:text-style-name="P12" xml:id="id1" draw:id="id1" draw:layer="layout" svg:width="5.629cm" svg:height="1.105cm" svg:x="16.621cm" svg:y="16.75cm">
          <text:p text:style-name="P6"><text:span text:style-name="T1">Deployment ag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2" draw:layer="layout" svg:width="4.289cm" svg:height="0.829cm" svg:x="19.461cm" svg:y="18cm">
          <text:p text:style-name="P6"><text:span text:style-name="T1">Batch backu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7" draw:text-style-name="P8" draw:layer="layout" svg:x1="22.75cm" svg:y1="18cm" svg:x2="22.75cm" svg:y2="16.342cm">
          <text:p/>
        </draw:line>
        <draw:line draw:style-name="gr38" draw:text-style-name="P8" draw:layer="layout" svg:x1="19.5cm" svg:y1="18.5cm" svg:x2="10.5cm" svg:y2="13.25cm">
          <text:p/>
        </draw:line>
        <draw:line draw:style-name="gr37" draw:text-style-name="P8" draw:layer="layout" svg:x1="21.75cm" svg:y1="10.158cm" svg:x2="22.75cm" svg:y2="8.5cm">
          <text:p/>
        </draw:line>
        <draw:frame draw:style-name="gr42" draw:text-style-name="P3" draw:layer="layout" svg:width="0.75cm" svg:height="0.75cm" svg:x="23.25cm" svg:y="9.5cm">
          <draw:text-box>
            <text:p><text:span text:style-name="T2">6</text:span></text:p>
          </draw:text-box>
        </draw:frame>
        <draw:custom-shape draw:style-name="gr43" draw:text-style-name="P7" draw:layer="layout" svg:width="0.663cm" svg:height="1.118cm" svg:x="23.337cm" svg:y="9.382cm">
          <text:p text:style-name="P6"><text:span text:style-name="T1">Backup</text:span></text:p>
          <text:p text:style-name="P6"><text:span text:style-name="T1">file</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37" draw:text-style-name="P8" draw:layer="layout" svg:x1="21.75cm" svg:y1="10.159cm" svg:x2="22.75cm" svg:y2="8.501cm">
          <text:p/>
        </draw:line>
        <draw:line draw:style-name="gr37" draw:text-style-name="P8" draw:layer="layout" svg:x1="21.75cm" svg:y1="10.75cm" svg:x2="23.25cm" svg:y2="10.25cm">
          <text:p/>
        </draw:line>
        <draw:frame draw:style-name="gr6" draw:text-style-name="P3" draw:layer="layout" svg:width="1.25cm" svg:height="1.199cm" svg:x="18.75cm" svg:y="8cm">
          <draw:text-box>
            <text:p><text:span text:style-name="T2">6</text:span><text:span text:style-name="T2">b</text:span></text:p>
          </draw:text-box>
        </draw:frame>
        <draw:frame draw:style-name="gr6" draw:text-style-name="P3" draw:layer="layout" svg:width="1.304cm" svg:height="1.199cm" svg:x="21.446cm" svg:y="9.801cm">
          <draw:text-box>
            <text:p><text:span text:style-name="T2">6b</text:span></text:p>
          </draw:text-box>
        </draw:frame>
        <draw:frame draw:style-name="gr6" draw:text-style-name="P3" draw:layer="layout" svg:width="1.054cm" svg:height="1.199cm" svg:x="22.196cm" svg:y="10.449cm">
          <draw:text-box>
            <text:p><text:span text:style-name="T2">6b</text:span></text:p>
          </draw:text-box>
        </draw:frame>
        <draw:custom-shape draw:style-name="gr44" draw:text-style-name="P12" draw:layer="layout" svg:width="6cm" svg:height="0.829cm" svg:x="17cm" svg:y="11cm">
          <text:p text:style-name="P6"><text:span text:style-name="T1">Backup of backu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7" draw:text-style-name="P8" draw:layer="layout" svg:x1="23cm" svg:y1="11.25cm" svg:x2="23.75cm" svg:y2="10.5cm">
          <text:p/>
        </draw:line>
        <draw:line draw:style-name="gr37" draw:text-style-name="P8" draw:layer="layout" svg:x1="23cm" svg:y1="11.5cm" svg:x2="26.25cm" svg:y2="11.5cm">
          <text:p/>
        </draw:line>
        <draw:frame draw:style-name="gr42" draw:text-style-name="P3" draw:layer="layout" svg:width="1.25cm" svg:height="0.75cm" svg:x="9.5cm" svg:y="16cm">
          <draw:text-box>
            <text:p><text:span text:style-name="T2">6c</text:span></text:p>
          </draw:text-box>
        </draw:frame>
        <draw:custom-shape draw:style-name="gr45" draw:text-style-name="P13" draw:layer="layout" svg:width="6cm" svg:height="0.829cm" svg:x="3cm" svg:y="16.5cm">
          <text:p text:style-name="P6"><text:span text:style-name="T1">Backup of backu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7" draw:text-style-name="P8" draw:layer="layout" svg:x1="9cm" svg:y1="17.25cm" svg:x2="26.25cm" svg:y2="11.75cm">
          <text:p/>
        </draw:line>
        <draw:frame draw:style-name="gr42" draw:text-style-name="P3" draw:layer="layout" svg:width="1.25cm" svg:height="0.75cm" svg:x="12.636cm" svg:y="13.761cm">
          <draw:text-box>
            <text:p><text:span text:style-name="T2">6b</text:span></text:p>
          </draw:text-box>
        </draw:frame>
        <draw:custom-shape draw:style-name="gr46" draw:text-style-name="P7" draw:layer="layout" svg:width="1.25cm" svg:height="1.25cm" svg:x="9.25cm" svg:y="14.75cm">
          <text:p text:style-name="P6"><text:span text:style-name="T1">Backup files</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37" draw:text-style-name="P8" draw:layer="layout" svg:x1="23cm" svg:y1="11.251cm" svg:x2="23.75cm" svg:y2="10.501cm">
          <text:p/>
        </draw:line>
        <draw:frame draw:style-name="gr42" draw:text-style-name="P3" draw:layer="layout" svg:width="1.25cm" svg:height="0.75cm" svg:x="23.25cm" svg:y="10.75cm">
          <draw:text-box>
            <text:p><text:span text:style-name="T2">6</text:span><text:span text:style-name="T2">c</text:span></text:p>
          </draw:text-box>
        </draw:frame>
        <draw:line draw:style-name="gr37" draw:text-style-name="P8" draw:layer="layout" svg:x1="8.75cm" svg:y1="16.75cm" svg:x2="9.5cm" svg:y2="16cm">
          <text:p/>
        </draw:line>
        <draw:custom-shape draw:style-name="gr47" draw:text-style-name="P13" draw:layer="layout" svg:width="4.289cm" svg:height="1cm" svg:x="2.5cm" svg:y="14.75cm">
          <text:p text:style-name="P6"><text:span text:style-name="T1">Batch backu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7" draw:text-style-name="P8" draw:layer="layout" svg:x1="6.75cm" svg:y1="15cm" svg:x2="9.5cm" svg:y2="14.25cm">
          <text:p/>
        </draw:line>
        <draw:line draw:style-name="gr37" draw:text-style-name="P8" draw:layer="layout" svg:x1="21.5cm" svg:y1="10.5cm" svg:x2="22.75cm" svg:y2="8.502cm">
          <text:p/>
        </draw:line>
        <draw:line draw:style-name="gr37" draw:text-style-name="P8" draw:layer="layout" svg:x1="21.5cm" svg:y1="10.501cm" svg:x2="22.75cm" svg:y2="8.503cm">
          <text:p/>
        </draw:line>
        <draw:line draw:style-name="gr37" draw:text-style-name="P8" draw:layer="layout" svg:x1="6.75cm" svg:y1="15.75cm" svg:x2="9.25cm" svg:y2="15.75cm">
          <text:p/>
        </draw:line>
        <draw:frame draw:style-name="gr6" draw:text-style-name="P3" draw:layer="layout" svg:width="1.25cm" svg:height="1.199cm" svg:x="6.75cm" svg:y="14.25cm">
          <draw:text-box>
            <text:p><text:span text:style-name="T2">6a</text:span></text:p>
          </draw:text-box>
        </draw:frame>
        <draw:frame draw:style-name="gr6" draw:text-style-name="P3" draw:layer="layout" svg:width="1.25cm" svg:height="1.199cm" svg:x="6.75cm" svg:y="15.052cm">
          <draw:text-box>
            <text:p><text:span text:style-name="T2">6a</text:span></text:p>
          </draw:text-box>
        </draw:frame>
        <draw:custom-shape draw:style-name="gr16" draw:text-style-name="P7" xml:id="id10" draw:id="id10" draw:layer="layout" svg:width="2.144cm" svg:height="1.658cm" svg:x="1.5cm" svg:y="7.592cm">
          <text:p text:style-name="P6"><text:span text:style-name="T1">web</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1" xml:id="id9" draw:id="id9" draw:layer="layout" svg:width="1.34cm" svg:height="1.382cm" svg:x="2.5cm" svg:y="5.618cm">
          <text:p/>
          <draw:enhanced-geometry svg:viewBox="0 0 21600 21600" draw:mirror-horizontal="false" draw:mirror-vertical="fals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48" draw:text-style-name="P2" draw:layer="layout" svg:width="2.5cm" svg:height="1.063cm" svg:x="0.239cm" svg:y="5.521cm">
          <draw:text-box>
            <text:p><text:span text:style-name="T1">Ad</text:span><text:span text:style-name="T1">min</text:span></text:p>
          </draw:text-box>
        </draw:frame>
        <draw:connector draw:style-name="gr23" draw:text-style-name="P8" draw:layer="layout" draw:type="line" svg:x1="3.17cm" svg:y1="7cm" svg:x2="2.572cm" svg:y2="7.592cm" draw:start-shape="id9" draw:start-glue-point="8" draw:end-shape="id10" svg:d="M3170 7000l-598 592" svg:viewBox="0 0 599 593">
          <text:p/>
        </draw:connector>
        <draw:frame draw:style-name="gr49" draw:text-style-name="P4" draw:layer="layout" svg:width="0.696cm" svg:height="0.829cm" svg:x="1.804cm" svg:y="6.421cm">
          <draw:text-box>
            <text:p><text:span text:style-name="T3">5</text:span></text:p>
          </draw:text-box>
        </draw:frame>
        <draw:line draw:style-name="gr37" draw:text-style-name="P8" draw:layer="layout" svg:x1="20.5cm" svg:y1="6.5cm" svg:x2="20.5cm" svg:y2="1.25cm">
          <text:p/>
        </draw:line>
        <draw:frame draw:style-name="gr30" draw:text-style-name="P2" draw:layer="layout" svg:width="5.093cm" svg:height="1.126cm" svg:x="17.907cm" svg:y="0.25cm">
          <draw:text-box>
            <text:p><text:span text:style-name="T1">Smt</text:span><text:span text:style-name="T1">p </text:span><text:span text:style-name="T1">ser</text:span><text:span text:style-name="T1">ver</text:span><text:span text:style-name="T1">s</text:span></text:p>
          </draw:text-box>
        </draw:frame>
        <draw:line draw:style-name="gr37" draw:text-style-name="P8" draw:layer="layout" svg:x1="12.25cm" svg:y1="18.75cm" svg:x2="13.25cm" svg:y2="19.75cm">
          <text:p/>
        </draw:line>
        <draw:frame draw:style-name="gr8" draw:text-style-name="P2" draw:layer="layout" svg:width="5.093cm" svg:height="1.817cm" svg:x="12cm" svg:y="19.433cm">
          <draw:text-box>
            <text:p><text:span text:style-name="T1">Smtp </text:span><text:span text:style-name="T1">server </text:span><text:span text:style-name="T1">(Google</text:span><text:span text:style-name="T1">)</text:span></text:p>
          </draw:text-box>
        </draw:frame>
        <draw:connector draw:style-name="gr22" draw:text-style-name="P8" draw:layer="layout" draw:type="line" svg:x1="16.619cm" svg:y1="9.394cm" svg:x2="11cm" svg:y2="10.079cm" draw:start-shape="id11" draw:start-glue-point="3" draw:end-shape="id12" draw:end-glue-point="1" svg:d="M16619 9394l-5619 685" svg:viewBox="0 0 5620 686">
          <text:p/>
        </draw:connector>
      </draw:page>
      <draw:page draw:name="page2" draw:style-name="dp1" draw:master-page-name="Standard">
        <draw:frame draw:style-name="gr50" draw:text-style-name="P2" draw:layer="layout" svg:width="29.73cm" svg:height="14.129cm" svg:x="0cm" svg:y="1.25cm">
          <draw:text-box>
            <text:p><text:span text:style-name="T1">External </text:span><text:span text:style-name="T1">users / </text:span><text:span text:style-name="T1">prospects</text:span></text:p>
            <text:p><text:span text:style-name="T1">1 : a prospect </text:span><text:span text:style-name="T1">visit the public </text:span><text:span text:style-name="T1">web page </text:span><text:span text:style-name="T1">(443) <text:s text:c="5"/></text:span></text:p>
            <text:p><text:span text:style-name="T5">2 : registered by </text:span><text:span text:style-name="T5">using registration </text:span><text:span text:style-name="T5">page (443)</text:span></text:p>
            <text:p><text:span text:style-name="T6">3 : enter the </text:span><text:span text:style-name="T6">credit card to </text:span><text:span text:style-name="T6">become </text:span><text:span text:style-name="T6">customer (443)</text:span></text:p>
            <text:p text:style-name="P14"><text:span text:style-name="T6">7 : accesses to </text:span><text:span text:style-name="T6">his instance </text:span><text:span text:style-name="T6">(443)</text:span></text:p>
            <text:p text:style-name="P14"><text:span text:style-name="T6">10 : The </text:span><text:span text:style-name="T6">customer send </text:span><text:span text:style-name="T6">emails from its </text:span><text:span text:style-name="T6">instance </text:span><text:span text:style-name="T6">(smtp)</text:span></text:p>
            <text:p text:style-name="P14"><text:span text:style-name="T6"/></text:p>
            <text:p><text:span text:style-name="T1">Auto/Batch</text:span></text:p>
            <text:p text:style-name="P14"><text:span text:style-name="T5">4 : call the </text:span><text:span text:style-name="T5">remote </text:span><text:span text:style-name="T5">deployment </text:span><text:span text:style-name="T5">agent (80)</text:span></text:p>
            <text:p><text:span text:style-name="T1">6a : backup of </text:span><text:span text:style-name="T1">master data </text:span><text:span text:style-name="T1">(3306)</text:span></text:p>
            <text:p><text:span text:style-name="T1">6b : backup of </text:span><text:span text:style-name="T1">customer data </text:span><text:span text:style-name="T1">(3306)</text:span></text:p>
            <text:p><text:span text:style-name="T1">6c : backup of </text:span><text:span text:style-name="T1">backups, </text:span><text:span text:style-name="T1">master + </text:span><text:span text:style-name="T1">deployment </text:span><text:span text:style-name="T1">(22)</text:span></text:p>
            <text:p><text:span text:style-name="T6">8 : </text:span><text:span text:style-name="T6">suspend/unsus</text:span><text:span text:style-name="T6">pend/deploy/u</text:span><text:span text:style-name="T6">ndeploid/…</text:span><text:span text:style-name="T1"> <text:s/></text:span><text:span text:style-name="T1">(80)</text:span></text:p>
            <text:p><text:span text:style-name="T1"/></text:p>
            <text:p><text:span text:style-name="T1">Internal users</text:span></text:p>
            <text:p text:style-name="P14"><text:span text:style-name="T5">5 : the admin of </text:span><text:span text:style-name="T5">sellyousaas </text:span><text:span text:style-name="T5">access the </text:span><text:span text:style-name="T5">backoffice (443)</text:span></text:p>
            <text:p><text:span text:style-name="T1">9 : Connect to </text:span><text:span text:style-name="T1">any server via </text:span><text:span text:style-name="T1">ssh (22)</text:span></text:p>
            <text:p text:style-name="P14"><text:span text:style-name="T6">11 : The </text:span><text:span text:style-name="T6">internal batch </text:span><text:span text:style-name="T6">send service </text:span><text:span text:style-name="T6">emails (smtp)</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marker draw:name="Extrémités_20_de_20_flèche_20_22" draw:display-name="Extrémités de flèche 22" svg:viewBox="0 0 20 20" svg:d="M0 20l10-20 10 20z"/>
    <draw:marker draw:name="Extrémités_20_de_20_flèche_20_23" draw:display-name="Extrémités de flèche 23" svg:viewBox="0 0 20 20" svg:d="M0 20l10-20 10 20z"/>
    <draw:marker draw:name="Extrémités_20_de_20_flèche_20_24" draw:display-name="Extrémités de flèche 24" svg:viewBox="0 0 20 20" svg:d="M0 20l10-20 10 20z"/>
    <draw:marker draw:name="Extrémités_20_de_20_flèche_20_25" draw:display-name="Extrémités de flèche 25" svg:viewBox="0 0 20 20" svg:d="M0 20l10-20 10 20z"/>
    <draw:marker draw:name="Extrémités_20_de_20_flèche_20_26" draw:display-name="Extrémités de flèche 26" svg:viewBox="0 0 20 20" svg:d="M0 20l10-20 10 20z"/>
    <draw:marker draw:name="Extrémités_20_de_20_flèche_20_27" draw:display-name="Extrémités de flèche 27" svg:viewBox="0 0 20 20" svg:d="M0 20l10-20 10 20z"/>
    <draw:marker draw:name="Extrémités_20_de_20_flèche_20_28" draw:display-name="Extrémités de flèche 28" svg:viewBox="0 0 20 20" svg:d="M0 20l10-20 10 20z"/>
    <draw:stroke-dash draw:name="Double_20_Dot" draw:display-name="Double Dot" draw:style="rect" draw:dots1="1" draw:dots1-length="100%" draw:dots2="1" draw:dots2-length="100%" draw:distance="500%"/>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5-11T14:10:36.382000000</meta:creation-date>
    <dc:date>2022-05-22T18:09:11.783051789</dc:date>
    <meta:editing-duration>PT25M8S</meta:editing-duration>
    <meta:editing-cycles>6</meta:editing-cycles>
    <meta:generator>LibreOffice/7.2.6.2$Linux_X86_64 LibreOffice_project/20$Build-2</meta:generator>
    <meta:document-statistic meta:object-count="92"/>
  </office:meta>
</office:document-meta>
</file>